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position="super 58%"/>
    </style:style>
    <style:style style:name="T7" style:family="text">
      <style:text-properties style:text-line-through-style="none" style:text-position="0% 100%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2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, Memorial service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through page 8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braham Adler</text:p>
      <text:p text:style-name="P5">Additional Places mentioned: Frankford, Germantown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Memorial service for Abraham Adler/</text:p>
      <text:p text:style-name="P2">Late President of Hebrew free schools/</text:p>
      <text:p text:style-name="P2"/>
      <text:p text:style-name="P3">[Page 1]</text:p>
      <text:p text:style-name="P3">Dear children. <text:s/>The occasion that has brought all of us together/ is solemn but sad. <text:s/>I will tell you <text:span text:style-name="T2">what it is</text:span><text:span text:style-name="T5"> the </text:span><text:span text:style-name="T2">reason for motiv</text:span><text:span text:style-name="T5"> cause of this large meeting very plainly, so/ that the youngest among you may understand </text:span><text:span text:style-name="T2">what</text:span><text:span text:style-name="T5"> my/ </text:span><text:span text:style-name="T2">I mean</text:span><text:span text:style-name="T5"> speech. <text:s/>I </text:span><text:span text:style-name="T2">O</text:span><text:span text:style-name="T5"> don't know, however, why I was/ chosen </text:span><text:span text:style-name="T2">to speak</text:span><text:span text:style-name="T5"> in preference to other gentlemen bet-/-ter able to do the subject justice from their </text:span><text:span text:style-name="T2">personal</text:span><text:span text:style-name="T5"> intimate/ </text:span><text:span text:style-name="T2">kno</text:span><text:span text:style-name="T5"> acquaintance with </text:span><text:span text:style-name="T2">him about</text:span><text:span text:style-name="T5"> the person of whom I am about to/ speak. <text:s/>Perhaps the reason is </text:span><text:span text:style-name="T2">because</text:span><text:span text:style-name="T5"> that they have heard that I am in the/ habit of talking to children every week, trying to make/ them feel how, after</text:span><text:span text:style-name="T6">2</text:span><text:span text:style-name="T7"> God, I</text:span><text:span text:style-name="T6">1</text:span><text:span text:style-name="T7"> depend upon them for/ the future of our holy religion in America; how I/ look forward to the time when they will grow to be/ men and women, and in their turn will do their utmost/ to keep up that religion among us, by </text:span><text:span text:style-name="T3">their</text:span><text:span text:style-name="T7"> precept and example. <text:s/>But/ there may be another </text:span><text:span text:style-name="T3">cause</text:span><text:span text:style-name="T7"> motive for the choice which the/ directors of your schools have made. <text:s/>They may have/ </text:span><text:span text:style-name="T3">heard</text:span><text:span text:style-name="T7"> been told that I love the language in which our people/ offer their prayers to God, and that I rejoice very very/ much at each step taken to spread its knowledge,/ and that because I heartily rejoice at it, therefore/</text:span></text:p>
      <text:p text:style-name="P3"><text:span text:style-name="T7"/></text:p>
      <text:p text:style-name="P3"><text:span text:style-name="T7">[Page 2]</text:span></text:p>
      <text:p text:style-name="P3"><text:span text:style-name="T7">I feel thankful to Israelites, who work in any </text:span><text:span text:style-name="T3">way</text:span><text:span text:style-name="T7"> shape/ </text:span><text:span text:style-name="T3">whatever</text:span><text:span text:style-name="T7"> or form in order to make our little ones familiar with/ the Hebrew./</text:span></text:p>
      <text:p text:style-name="P3"><text:soft-page-break/><text:span text:style-name="T7">Now my children, I wish that you feel as I do towards a man who/ labored hard to give you the advantage of learning that/ which must be taught for the sake of Judaism and/ must be held for ever </text:span><text:span text:style-name="T3">among us</text:span><text:span text:style-name="T7"> in our midst, you may at times have </text:span><text:span text:style-name="T3">often</text:span><text:span text:style-name="T7"> noticed/ a white haired, tall, pleasant looking gentleman, come to your/ schools. <text:s/>He would address himself to you with kind/ words, reckon your number, inquire after your improve-/-ments, and occasionally sit down and examine boys and/ </text:span><text:span text:style-name="T3">gur</text:span><text:span text:style-name="T7"> girls in the reading and translating of the Bible. <text:s/>That/ good man will not visit you again. <text:s/>Unfortunately he is/ dead. I don't mean to say unfortunately to himself; for/ his soul which can never die, is, no doubt, happy in the/ recollection of the noble deeds performed while it was connected with/ the body. <text:s/>Nor do </text:span><text:span text:style-name="T3">I</text:span><text:span text:style-name="T7"> I say "unfortunately" as a complaint against the will of God./ <text:s/>It is always right. <text:s/>I am </text:span><text:span text:style-name="T3">sure</text:span><text:span text:style-name="T7"> certain that just as when the/ Lord gives so when the Lord takes away, He wants to grant/ us blessings. </text:span><text:span text:style-name="T3">which</text:span><text:span text:style-name="T7"> WE may not see immediately </text:span><text:span text:style-name="T3">but which</text:span><text:span text:style-name="T7"> that they are real/ blessings, but we will </text:span><text:span text:style-name="T3">in the</text:span><text:span text:style-name="T7"> by</text:span><text:span text:style-name="T6">2</text:span><text:span text:style-name="T7"> and bye</text:span><text:span text:style-name="T6">1</text:span><text:span text:style-name="T7"> find it out </text:span><text:span text:style-name="T3">to have been real blessings</text:span><text:span text:style-name="T7"> and even if we don't/ we have the assurance of reason and revelation that the Almighty </text:span><text:span text:style-name="T3">so just</text:span><text:span text:style-name="T7"> [?] us, and/</text:span></text:p>
      <text:p text:style-name="P3"><text:span text:style-name="T7"/></text:p>
      <text:p text:style-name="P3"><text:span text:style-name="T7">[Page 3]</text:span></text:p>
      <text:p text:style-name="P3"><text:span text:style-name="T7">He will not afflict us but </text:span><text:span text:style-name="T3">with</text:span><text:span text:style-name="T7"> for the </text:span><text:span text:style-name="T3">object</text:span><text:span text:style-name="T7"> purpose of improving us,/ as a father who chastises his child to make him behave better,/ so that he may </text:span><text:span text:style-name="T3">become</text:span><text:span text:style-name="T7"> grow to be a pleasure to himself and an honor to so-/-ciety. <text:s/>But I call the loss which we have had lately a misfortune,/ because as I cannot look far into the future, I think that/ we could scarcely spare our dear friend and president Mr Abraham/ Adler. <text:s/>I think that we needed him greatly to help us/ in carrying out an important object. <text:s/>So active he was,/ so full of energy, so willing to give and induce others to/ give for the establishing of free Hebrew-schools situated/ in different parts of our city. <text:s/>Why, my dear boys and/ girls, he himself, though old and very busy in the affairs of a large/ store he kept, got for us recently fifty subscribers, so that we/ might offer children who live far up town a chance to/ receive sacred instruction. <text:s/>It was only this week that I/ spoke about</text:span><text:span text:style-name="T6">2</text:span><text:span text:style-name="T7"> our loss. to</text:span><text:span text:style-name="T6">1</text:span><text:span text:style-name="T7"> a lady </text:span><text:span text:style-name="T3">who</text:span><text:span text:style-name="T7"> who takes a lively/ interest in religious matters. <text:s/>She told me from her own personal knowledge, that whenever/ the subject of Jewish schools of any kind was broached/ in the presence of our late venerable friend, he invariably listened/ with attention, and showed his readiness to lend assistance./</text:span></text:p>
      <text:p text:style-name="P3"><text:span text:style-name="T7"/></text:p>
      <text:p text:style-name="P3"><text:span text:style-name="T7">[Page 4]</text:span></text:p>
      <text:p text:style-name="P3"><text:span text:style-name="T7">I am positive that if he were living, he would/ grant us the benefit of his means and advice </text:span><text:span text:style-name="T3">in</text:span><text:span text:style-name="T7"> to the promotion of the/ plan which we wish to carry out./</text:span></text:p>
      <text:p text:style-name="P3"><text:span text:style-name="T7">My children. <text:s/>Philadelphia is a very large place. <text:s/>People/ suppose that there are about five thousand Jews living/ in it. <text:s/>But I believe that more than that number can/ be met. <text:s/>Particularly if we travel all over I mean in the outskirts of the </text:span><text:span text:style-name="T3">town</text:span><text:span text:style-name="T7"> city, and in the suburbs, in Frankford and/ in Germantown. <text:s/>Now, we want that hundreds of little/ boys and girls settled there may </text:span><text:span text:style-name="T3">get</text:span><text:span text:style-name="T7"> gain, like yourselves the knowledge of/ Hebrew, and </text:span><text:span text:style-name="T3">not alone of Hebrew, but likewise</text:span><text:span text:style-name="T7"> also of </text:span><text:span text:style-name="T3">the history of and</text:span><text:span text:style-name="T7">/ the rules of our religion. <text:s/>We want furthermore to establish there sewing/ schools, as that which Mrs Van Beel very ably directs,/ and which is a pleasure to visit </text:span><text:span text:style-name="T3">eve</text:span><text:span text:style-name="T7"> on Sunday afternoon./ as those kindly and effectively superintended by Miss Phillips and Miss Cohen/ <text:s/>We want to get up Sunday morning schools, where short/ prayers and portions of the Scriptures are read, and </text:span><text:span text:style-name="T3">short</text:span><text:span text:style-name="T7"> brief and early lectures </text:span><text:span text:style-name="T3">may be</text:span><text:span text:style-name="T7"> are delivered on the history and characters of/ the men of the Bible. <text:s/>It is indeed very important that/ we do all that, because Judaism can alone be kept up </text:span><text:span text:style-name="T3">only</text:span><text:span text:style-name="T7">/ by knowledge. <text:s/>God forbid that you should be brought up/ in ignorance. <text:s/>See! <text:s/>We live among Christians, who don't believe/ in One undivided God as ourselves, and don't observe the commandments/ of the law of Moses; they may talk you into </text:span><text:span text:style-name="T3">your</text:span><text:span text:style-name="T7"> giving up/ the beautiful path of Abraham the father of our people/ </text:span></text:p>
      <text:p text:style-name="P3"><text:span text:style-name="T7"/></text:p>
      <text:p text:style-name="P3"><text:span text:style-name="T7">[Page 5]</text:span></text:p>
      <text:p text:style-name="P3"><text:span text:style-name="T7">and the holy ordinances of our prophets. <text:s/>They may coax you/ to change the Synagogue for the church, </text:span><text:soft-page-break/><text:span text:style-name="T7">and you not/ knowing which is the right, because you had not learnt/ </text:span><text:span text:style-name="T3">anything</text:span><text:span text:style-name="T7"> the truths of your religion, </text:span><text:span text:style-name="T3">you</text:span><text:span text:style-name="T7"> may forsake your parents/ and </text:span><text:span text:style-name="T3">go</text:span><text:span text:style-name="T7"> turn </text:span><text:span text:style-name="T3">traitors to your</text:span><text:span text:style-name="T7"> your backs on their God. <text:s/>You couldn't help it then,/ for you were never shown how the Almighty intended that/ we Jews should by degrees bring the whole world to acknow-/-ledge that He is the only Being we must offer our prayers/ to, for He is the Creator, </text:span><text:span text:style-name="T3">and</text:span><text:span text:style-name="T7"> the </text:span><text:span text:style-name="T3">Saviour</text:span><text:span text:style-name="T7"> kind Providence,/ the Forgiver of our sins and our Redeemer. <text:s/>But we your elders must/ help it. <text:s/>We must have schools in plenty, so that not/ a child born of a Jewish father and mother in Philadel-/-phia shall have an excuse for not </text:span><text:span text:style-name="T3">having learnt</text:span><text:span text:style-name="T7"> being acquainted with his/ duties. <text:s/>But to do it, money is needed and persons who will/ give their time and their hearts to the work are required./ <text:s/>Our lamented friend Mr Abraham Adler, could be spoken </text:span><text:span text:style-name="T3">it</text:span><text:span text:style-name="T7"> to and he would have </text:span><text:span text:style-name="T3">aided</text:span><text:span text:style-name="T7"> assisted us </text:span><text:span text:style-name="T3">greatly</text:span><text:span text:style-name="T7"> materially, for he was/ very fond of laboring to that end. <text:s/>And because he was so good you/ should remember him with gratitude. <text:s/>But do you know/ how you can </text:span><text:span text:style-name="T3">do his soul pleasure?</text:span><text:span text:style-name="T7"> show thankfulness and procure the soul of your deceased friend gratification? <text:s/>By </text:span><text:span text:style-name="T3">drawing the right</text:span><text:span text:style-name="T7"> deriving a proper ad-/--vantage </text:span><text:span text:style-name="T3">of</text:span><text:span text:style-name="T7"> from the </text:span><text:span text:style-name="T3">opportunity</text:span><text:span text:style-name="T7"> chance he has given you to learn; by stu-/-dying much and behaving perfectly. <text:s/>Oh! <text:s/>I cannot bear/ to think of the discredit you would bring on his name,/</text:span></text:p>
      <text:p text:style-name="P3"><text:span text:style-name="T7"/></text:p>
      <text:p text:style-name="P3"><text:span text:style-name="T7">[Page 6]</text:span></text:p>
      <text:p text:style-name="P3"><text:span text:style-name="T7">if after all his endeavours you should gain no know-/-ledge of our Bible and of its language, because you wouldn't/ pay attention, or because you were unruly and your teachers had/ to spend time in keeping you from mischief, or--what wold be a more general evil--because your/ bad conduct would so displease <text:s/>the good people who take/ an interest in the three schools now existing that they wouldn't/ have anything more to do with them. <text:s/>Never, my children. <text:s/>Honor/ the memory of the venerable Abraham Adler by a regular/ and punctual attendance, by an excellent deportment and/ by application to your task. <text:s/>Honor his memory so, and he who/ is now </text:span><text:span text:style-name="T3">in heaven</text:span><text:span text:style-name="T7"> enjoying his reward in the presence of God/ </text:span><text:span text:style-name="T3">who</text:span><text:span text:style-name="T7"> will pray that you may be blessed with minds to un-/derstand the right, and with hearts to practice it. <text:s/>Your/ future, my dear children as men and women in Israel/ was a matter of deep concern to our deceased friend./ <text:s/>May he see from heaven that our rising generation/ in Philadelphia will </text:span><text:span text:style-name="T3">show</text:span><text:span text:style-name="T7"> prove their wisdom by walking/ in the way of the Lord, keeping his precepts, his statutes/ and testimonies and ordinances as He commanded/ unto our fathers./</text:span></text:p>
      <text:p text:style-name="P3"><text:span text:style-name="T7"/></text:p>
      <text:p text:style-name="P3"><text:span text:style-name="T7">[Page 7]</text:span></text:p>
      <text:p text:style-name="P3"><text:span text:style-name="T7">And you good </text:span><text:span text:style-name="T3">teachers</text:span><text:span text:style-name="T7"> instructors of these young creatures, whom/ Abraham Adler late President of this institution committed to your </text:span><text:span text:style-name="T3">charge</text:span><text:span text:style-name="T7"> tuition, permit me/ to </text:span><text:span text:style-name="T3">ask</text:span><text:span text:style-name="T7"> urge that you will not be discouraged by difficulties./ <text:s/>Redouble your activity and perseverance. <text:s/>Bear with/ the faults of childhood, and draw these little ones/ by the rule of affection to the fountain of </text:span><text:span text:style-name="T3">the</text:span><text:span text:style-name="T7"> God's Law./ <text:s/>Make them love the word of inspiration and the lan-/-guage in which it has been transmitted. <text:s/>Your/ charge is a weighty as it is holy. <text:s/>You </text:span><text:span text:style-name="T8">are</text:span><text:span text:style-name="T9"> I must hope impressed/ with its importance and sanctity. <text:s/>You </text:span><text:span text:style-name="T8">are</text:span><text:span text:style-name="T9"> well aware/ that pecuniary remuneration cannot adequately repay/ </text:span><text:span text:style-name="T4">our</text:span><text:span text:style-name="T9"> public </text:span><text:span text:style-name="T4">instructors</text:span><text:span text:style-name="T9"> teachers. <text:s/>Their services </text:span><text:span text:style-name="T4">are priceless</text:span><text:span text:style-name="T9"> have a value beyond </text:span><text:span text:style-name="T4">price</text:span><text:span text:style-name="T9"> that of rubies./ <text:s/></text:span><text:span text:style-name="T4">They are the guardians of religion,</text:span><text:span text:style-name="T9"> The</text:span><text:span text:style-name="T4">n</text:span><text:span text:style-name="T9"> women who labor for religion have been turned God's agents, the sentients at the/ citadel of truth, or as the Talmud calls them [Hebrew]/ "city watchers." <text:s/>Be thus. <text:s/>Reserve for us this ge-/-neration and yours will be the merit of which you may/ boast in the allegorical language of the Rabbis./</text:span></text:p>
      <text:p text:style-name="P3"><text:span text:style-name="T9"><text:tab/>[Hebrew]/ "Those whom we have trained are replete with sacred know-/-ledge, and rich in virtues."/</text:span></text:p>
      <text:p text:style-name="P3"><text:span text:style-name="T9">And you respected directors of the Hebrew free schools/ of Philadelphia, you that have convened this meeting/</text:span></text:p>
      <text:p text:style-name="P3"><text:span text:style-name="T9"/></text:p>
      <text:p text:style-name="P3"><text:span text:style-name="T9">[Page 8]</text:span></text:p>
      <text:p text:style-name="P3"><text:span text:style-name="T9">to honor </text:span><text:span text:style-name="T4">the</text:span><text:span text:style-name="T9"> your dead colleague, continue to benefit the/ living. <text:s/>Much you have done, and this large </text:span><text:soft-page-break/><text:span text:style-name="T9">assem-/-blage </text:span><text:span text:style-name="T4">proves</text:span><text:span text:style-name="T9"> testifies it. <text:s/>But infinite more is still left/ for you to accomplish. <text:s/>I have hinted already at/ your</text:span><text:span text:style-name="T4">s</text:span><text:span text:style-name="T9"> self-imposed and sublime undertaking. <text:s/>You/ are pledged to it, you will not pause till it be car-/-ried out. <text:s/>Like David of old each of you should vow not/ to give himself rest, till he finds </text:span><text:span text:style-name="T4">places for</text:span><text:span text:style-name="T9"> spots for the </text:span><text:span text:style-name="T4">dwelling</text:span><text:span text:style-name="T9"> service of the Lord, ta-/-bernacles for the Mighty One of Jacob [Hebrew]/ [Hebrew]/ Schools are high altars to God, colleges are sanctuaries/ to the Most High. <text:s/>For the knowledge therein early imbibed/ is lasting in its effects. <text:s/>The din of business may in after life/ </text:span><text:span text:style-name="T4">may</text:span><text:span text:style-name="T9"> hush the voice of conscience, but it cannot deaden it; the/ tumult of the passions may drown its sound, but it will/ eventually rise </text:span><text:span text:style-name="T4">powerfully</text:span><text:span text:style-name="T9"> strong and summon us back to the/ path of righteousness. <text:s/>May yours be the merit of having checked the progress of ungodliness, and promoted the spread of piety; may it be your/ lot to have also restored to Philadelphia the </text:span><text:span text:style-name="T4">priority</text:span><text:span text:style-name="T9"> </text:span><text:span text:style-name="T4">hope</text:span><text:span text:style-name="T9"> supremacy to which it is entitled/ for having first striven to uphold the faith by the dissemination/ of sacred learning. <text:s/>With all my heart I wish you God-speed./</text:span></text:p>
      <text:p text:style-name="P3"><text:span text:style-name="T9"/></text:p>
      <text:p text:style-name="P3"><text:span text:style-name="T9">[Page 9]</text:span></text:p>
      <text:p text:style-name="P3"><text:span text:style-name="T9">And thou imparadised spirit of Abraham Adler, accept/ this religious communion to day as a token of appreciation/ of thy noble deed while thou wast clothed in flesh./ <text:s/>May our prayers be propitiatory of divine favor, for/ the remission of sin, for the hastening of a </text:span><text:span text:style-name="T4">more</text:span><text:span text:style-name="T9"> happier/ </text:span><text:span text:style-name="T4">propitious</text:span><text:span text:style-name="T9"> era to Judaism, and for the redemption/ of all who believe and hope in the salvation of/ the one ever living and ever gracious Lord./ <text:s/>Here follows the Hashcaba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3:54:28.34</meta:creation-date>
    <meta:document-statistic meta:table-count="0" meta:image-count="0" meta:object-count="0" meta:page-count="5" meta:paragraph-count="85" meta:word-count="2187" meta:character-count="12660"/>
    <dc:date>2012-11-12T14:52:00.17</dc:date>
    <meta:editing-duration>PT12M1S</meta:editing-duration>
    <meta:editing-cycles>1</meta:editing-cycles>
    <meta:generator>OpenOffice.org/3.4.1$Win32 OpenOffice.org_project/341m1$Build-9593</meta:generator>
  </office:meta>
</office:document-meta>
</file>